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21pt"/>
    </style:style>
    <style:style style:name="co3" style:family="table-column">
      <style:table-column-properties fo:break-before="auto" style:column-width="116.39pt"/>
    </style:style>
    <style:style style:name="co4" style:family="table-column">
      <style:table-column-properties fo:break-before="auto" style:column-width="387.89pt"/>
    </style:style>
    <style:style style:name="co5" style:family="table-column">
      <style:table-column-properties fo:break-before="auto" style:column-width="82.29pt"/>
    </style:style>
    <style:style style:name="co6" style:family="table-column">
      <style:table-column-properties fo:break-before="auto" style:column-width="84.25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408.5pt"/>
    </style:style>
    <style:style style:name="co9" style:family="table-column">
      <style:table-column-properties fo:break-before="auto" style:column-width="39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Libra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Fastq</text:p>
          </table:table-cell>
          <table:table-cell table:style-name="ce1" office:value-type="string" calcext:value-type="string">
            <text:p>Size (KB)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SRR794/SRR794330/SRR794330_1.fastq.gz</text:p>
          </table:table-cell>
          <table:table-cell office:value-type="float" office:value="2940409" calcext:value-type="float">
            <text:p>2940409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SRR794/SRR794330/SRR794330_2.fastq.gz</text:p>
          </table:table-cell>
          <table:table-cell office:value-type="float" office:value="2908844" calcext:value-type="float">
            <text:p>2908844</text:p>
          </table:table-cell>
        </table:table-row>
        <table:table-row table:style-name="ro1">
          <table:table-cell office:value-type="string" calcext:value-type="string">
            <text:p>HG03118</text:p>
          </table:table-cell>
          <table:table-cell office:value-type="string" calcext:value-type="string">
            <text:p>ES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ERR187/ERR187387/ERR187387_1.fastq.gz</text:p>
          </table:table-cell>
          <table:table-cell office:value-type="float" office:value="2155306" calcext:value-type="float">
            <text:p>2155306</text:p>
          </table:table-cell>
        </table:table-row>
        <table:table-row table:style-name="ro1">
          <table:table-cell office:value-type="string" calcext:value-type="string">
            <text:p>HG03118</text:p>
          </table:table-cell>
          <table:table-cell office:value-type="string" calcext:value-type="string">
            <text:p>ES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w-coverage, WGS</text:p>
          </table:table-cell>
          <table:table-cell office:value-type="string" calcext:value-type="string">
            <text:p>ftp://ftp.sra.ebi.ac.uk/vol1/fastq/ERR187/ERR187387/ERR187387_2.fastq.gz</text:p>
          </table:table-cell>
          <table:table-cell office:value-type="float" office:value="2234829" calcext:value-type="float">
            <text:p>2234829</text:p>
          </table:table-cell>
        </table:table-row>
        <table:table-row table:style-name="ro1">
          <table:table-cell office:value-type="string" calcext:value-type="string">
            <text:p>HG02716</text:p>
          </table:table-cell>
          <table:table-cell office:value-type="string" calcext:value-type="string">
            <text:p>GW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. low-coverage, WGS</text:p>
          </table:table-cell>
          <table:table-cell office:value-type="string" calcext:value-type="string">
            <text:p>ftp://ftp.sra.ebi.ac.uk/vol1/fastq/SRR583/SRR583743/SRR583743_1.fastq.gz</text:p>
          </table:table-cell>
          <table:table-cell office:value-type="float" office:value="289380" calcext:value-type="float">
            <text:p>289380</text:p>
          </table:table-cell>
        </table:table-row>
        <table:table-row table:style-name="ro1">
          <table:table-cell office:value-type="string" calcext:value-type="string">
            <text:p>HG02716</text:p>
          </table:table-cell>
          <table:table-cell office:value-type="string" calcext:value-type="string">
            <text:p>GW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. low-coverage, WGS</text:p>
          </table:table-cell>
          <table:table-cell office:value-type="string" calcext:value-type="string">
            <text:p>ftp://ftp.sra.ebi.ac.uk/vol1/fastq/SRR583/SRR583743/SRR583743_2.fastq.gz</text:p>
          </table:table-cell>
          <table:table-cell office:value-type="float" office:value="298947" calcext:value-type="float">
            <text:p>298947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4/ERR894723/ERR894723_1.fastq.gz</text:p>
          </table:table-cell>
          <table:table-cell office:value-type="float" office:value="24068394" calcext:value-type="float">
            <text:p>24068394</text:p>
          </table:table-cell>
        </table:table-row>
        <table:table-row table:style-name="ro1">
          <table:table-cell office:value-type="string" calcext:value-type="string">
            <text:p>NA19240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4/ERR894723/ERR894723_2.fastq.gz</text:p>
          </table:table-cell>
          <table:table-cell office:value-type="float" office:value="24313932" calcext:value-type="float">
            <text:p>24313932</text:p>
          </table:table-cell>
        </table:table-row>
        <table:table-row table:style-name="ro1">
          <table:table-cell office:value-type="string" calcext:value-type="string">
            <text:p>NA19238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6/ERR899706_1.fastq.gz</text:p>
          </table:table-cell>
          <table:table-cell office:value-type="float" office:value="5423970" calcext:value-type="float">
            <text:p>5423970</text:p>
          </table:table-cell>
        </table:table-row>
        <table:table-row table:style-name="ro1">
          <table:table-cell office:value-type="string" calcext:value-type="string">
            <text:p>NA19238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6/ERR899706_2.fastq.gz</text:p>
          </table:table-cell>
          <table:table-cell office:value-type="float" office:value="5554683" calcext:value-type="float">
            <text:p>5554683</text:p>
          </table:table-cell>
        </table:table-row>
        <table:table-row table:style-name="ro1">
          <table:table-cell office:value-type="string" calcext:value-type="string">
            <text:p>NA19239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7/ERR899707_1.fastq.gz</text:p>
          </table:table-cell>
          <table:table-cell office:value-type="float" office:value="8052464" calcext:value-type="float">
            <text:p>8052464</text:p>
          </table:table-cell>
        </table:table-row>
        <table:table-row table:style-name="ro1">
          <table:table-cell office:value-type="string" calcext:value-type="string">
            <text:p>NA19239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899/ERR899707/ERR899707_2.fastq.gz</text:p>
          </table:table-cell>
          <table:table-cell office:value-type="float" office:value="8192156" calcext:value-type="float">
            <text:p>8192156</text:p>
          </table:table-cell>
        </table:table-row>
        <table:table-row table:style-name="ro1">
          <table:table-cell office:value-type="string" calcext:value-type="string">
            <text:p>NA12878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622/SRR622457/SRR622457_1.fastq.gz</text:p>
          </table:table-cell>
          <table:table-cell office:value-type="float" office:value="49355706" calcext:value-type="float">
            <text:p>49355706</text:p>
          </table:table-cell>
        </table:table-row>
        <table:table-row table:style-name="ro1">
          <table:table-cell office:value-type="string" calcext:value-type="string">
            <text:p>NA12878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622/SRR622457/SRR622457_2.fastq.gz</text:p>
          </table:table-cell>
          <table:table-cell office:value-type="float" office:value="69689596" calcext:value-type="float">
            <text:p>69689596</text:p>
          </table:table-cell>
        </table:table-row>
        <table:table-row table:style-name="ro1">
          <table:table-cell office:value-type="string" calcext:value-type="string">
            <text:p>NA20845</text:p>
          </table:table-cell>
          <table:table-cell office:value-type="string" calcext:value-type="string">
            <text:p>GI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5542/SRR1295542_1.fastq.gz</text:p>
          </table:table-cell>
          <table:table-cell office:value-type="float" office:value="27606434" calcext:value-type="float">
            <text:p>27606434</text:p>
          </table:table-cell>
        </table:table-row>
        <table:table-row table:style-name="ro1">
          <table:table-cell office:value-type="string" calcext:value-type="string">
            <text:p>NA20845</text:p>
          </table:table-cell>
          <table:table-cell office:value-type="string" calcext:value-type="string">
            <text:p>GI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5542/SRR1295542_2.fastq.gz</text:p>
          </table:table-cell>
          <table:table-cell office:value-type="float" office:value="28326194" calcext:value-type="float">
            <text:p>28326194</text:p>
          </table:table-cell>
        </table:table-row>
        <table:table-row table:style-name="ro1">
          <table:table-cell office:value-type="string" calcext:value-type="string">
            <text:p>NA18525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9/SRR1295539/SRR1295539_1.fastq.gz</text:p>
          </table:table-cell>
          <table:table-cell office:value-type="float" office:value="22751767" calcext:value-type="float">
            <text:p>22751767</text:p>
          </table:table-cell>
        </table:table-row>
        <table:table-row table:style-name="ro1">
          <table:table-cell office:value-type="string" calcext:value-type="string">
            <text:p>NA18525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9/SRR1295539/SRR1295539_2.fastq.gz</text:p>
          </table:table-cell>
          <table:table-cell office:value-type="float" office:value="22822761" calcext:value-type="float">
            <text:p>22822761</text:p>
          </table:table-cell>
        </table:table-row>
        <table:table-row table:style-name="ro1">
          <table:table-cell office:value-type="string" calcext:value-type="string">
            <text:p>HG0026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1262/SRR1291262_1.fastq.gz</text:p>
          </table:table-cell>
          <table:table-cell office:value-type="float" office:value="5291105" calcext:value-type="float">
            <text:p>5291105</text:p>
          </table:table-cell>
        </table:table-row>
        <table:table-row table:style-name="ro1">
          <table:table-cell office:value-type="string" calcext:value-type="string">
            <text:p>HG0026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2/SRR1291262/SRR1291262_2.fastq.gz</text:p>
          </table:table-cell>
          <table:table-cell office:value-type="float" office:value="4697590" calcext:value-type="float">
            <text:p>4697590</text:p>
          </table:table-cell>
        </table:table-row>
        <table:table-row table:style-name="ro1">
          <table:table-cell office:value-type="string" calcext:value-type="string">
            <text:p>HG007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903/ERR903028/ERR903028_1.fastq.gz</text:p>
          </table:table-cell>
          <table:table-cell office:value-type="float" office:value="24996442" calcext:value-type="float">
            <text:p>24996442</text:p>
          </table:table-cell>
        </table:table-row>
        <table:table-row table:style-name="ro1">
          <table:table-cell office:value-type="string" calcext:value-type="string">
            <text:p>HG007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, PCR-free</text:p>
          </table:table-cell>
          <table:table-cell office:value-type="string" calcext:value-type="string">
            <text:p>ftp://ftp.sra.ebi.ac.uk/vol1/fastq/ERR903/ERR903028/ERR903028_2.fastq.gz</text:p>
          </table:table-cell>
          <table:table-cell office:value-type="float" office:value="24996442" calcext:value-type="float">
            <text:p>24996442</text:p>
          </table:table-cell>
        </table:table-row>
        <table:table-row table:style-name="ro1">
          <table:table-cell office:value-type="string" calcext:value-type="string">
            <text:p>HG000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6/SRR1291026/SRR1291026_1.fastq.gz</text:p>
          </table:table-cell>
          <table:table-cell office:value-type="float" office:value="23936288" calcext:value-type="float">
            <text:p>23936288</text:p>
          </table:table-cell>
        </table:table-row>
        <table:table-row table:style-name="ro1">
          <table:table-cell office:value-type="string" calcext:value-type="string">
            <text:p>HG0009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6/SRR1291026/SRR1291026_2.fastq.gz</text:p>
          </table:table-cell>
          <table:table-cell office:value-type="float" office:value="25011312" calcext:value-type="float">
            <text:p>25011312</text:p>
          </table:table-cell>
        </table:table-row>
        <table:table-row table:style-name="ro1">
          <table:table-cell office:value-type="string" calcext:value-type="string">
            <text:p>NA19017</text:p>
          </table:table-cell>
          <table:table-cell office:value-type="string" calcext:value-type="string">
            <text:p>LW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4/SRR1295544/SRR1295544_1.fastq.gz</text:p>
          </table:table-cell>
          <table:table-cell office:value-type="float" office:value="23968743" calcext:value-type="float">
            <text:p>23968743</text:p>
          </table:table-cell>
        </table:table-row>
        <table:table-row table:style-name="ro1">
          <table:table-cell office:value-type="string" calcext:value-type="string">
            <text:p>NA19017</text:p>
          </table:table-cell>
          <table:table-cell office:value-type="string" calcext:value-type="string">
            <text:p>LW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ftp://ftp.sra.ebi.ac.uk/vol1/fastq/SRR129/004/SRR1295544/SRR1295544_2.fastq.gz</text:p>
          </table:table-cell>
          <table:table-cell office:value-type="float" office:value="25660691" calcext:value-type="float">
            <text:p>25660691</text:p>
          </table:table-cell>
        </table:table-row>
      </table:table>
      <table:table table:name="Run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NA19240_pcr</text:p>
          </table:table-cell>
          <table:table-cell table:style-name="ce5" office:value-type="string" calcext:value-type="string">
            <text:p>NA19240</text:p>
          </table:table-cell>
          <table:table-cell table:style-name="ce5" office:value-type="string" calcext:value-type="string">
            <text:p>ERR894723</text:p>
          </table:table-cell>
          <table:table-cell table:style-name="ce5" office:value-type="string" calcext:value-type="string">
            <text:p>YRI</text:p>
          </table:table-cell>
          <table:table-cell table:style-name="ce5" office:value-type="string" calcext:value-type="string">
            <text:p>ftp://ftp.sra.ebi.ac.uk/vol1/fastq/ERR894/ERR894723/ERR894723_1.fastq.gz</text:p>
          </table:table-cell>
          <table:table-cell table:style-name="ce5" office:value-type="string" calcext:value-type="string">
            <text:p>ftp://ftp.sra.ebi.ac.uk/vol1/fastq/ERR894/ERR894723/ERR894723_2.fastq.gz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NA19238_pcr</text:p>
          </table:table-cell>
          <table:table-cell office:value-type="string" calcext:value-type="string">
            <text:p>NA19238</text:p>
          </table:table-cell>
          <table:table-cell office:value-type="string" calcext:value-type="string">
            <text:p>ERR899706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tp://ftp.sra.ebi.ac.uk/vol1/fastq/ERR899/ERR899706/ERR899706_1.fastq.gz</text:p>
          </table:table-cell>
          <table:table-cell office:value-type="string" calcext:value-type="string">
            <text:p>ftp://ftp.sra.ebi.ac.uk/vol1/fastq/ERR899/ERR899706/ERR899706_2.fastq.g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19239_pcr</text:p>
          </table:table-cell>
          <table:table-cell office:value-type="string" calcext:value-type="string">
            <text:p>NA19239</text:p>
          </table:table-cell>
          <table:table-cell office:value-type="string" calcext:value-type="string">
            <text:p>ERR899707</text:p>
          </table:table-cell>
          <table:table-cell office:value-type="string" calcext:value-type="string">
            <text:p>YRI</text:p>
          </table:table-cell>
          <table:table-cell office:value-type="string" calcext:value-type="string">
            <text:p>ftp://ftp.sra.ebi.ac.uk/vol1/fastq/ERR899/ERR899707/ERR899707_1.fastq.gz</text:p>
          </table:table-cell>
          <table:table-cell office:value-type="string" calcext:value-type="string">
            <text:p>ftp://ftp.sra.ebi.ac.uk/vol1/fastq/ERR899/ERR899707/ERR899707_2.fastq.gz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A12878</text:p>
          </table:table-cell>
          <table:table-cell office:value-type="string" calcext:value-type="string">
            <text:p>SRR622457</text:p>
          </table:table-cell>
          <table:table-cell office:value-type="string" calcext:value-type="string">
            <text:p>CEU</text:p>
          </table:table-cell>
          <table:table-cell office:value-type="string" calcext:value-type="string">
            <text:p>ftp://ftp.sra.ebi.ac.uk/vol1/fastq/SRR622/SRR622457/SRR622457_1.fastq.gz</text:p>
          </table:table-cell>
          <table:table-cell office:value-type="string" calcext:value-type="string">
            <text:p>ftp://ftp.sra.ebi.ac.uk/vol1/fastq/SRR622/SRR622457/SRR622457_2.fastq.gz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A20845</text:p>
          </table:table-cell>
          <table:table-cell office:value-type="string" calcext:value-type="string">
            <text:p>SRR1295542</text:p>
          </table:table-cell>
          <table:table-cell office:value-type="string" calcext:value-type="string">
            <text:p>GIH</text:p>
          </table:table-cell>
          <table:table-cell office:value-type="string" calcext:value-type="string">
            <text:p>ftp://ftp.sra.ebi.ac.uk/vol1/fastq/SRR129/002/SRR1295542/SRR1295542_1.fastq.gz</text:p>
          </table:table-cell>
          <table:table-cell office:value-type="string" calcext:value-type="string">
            <text:p>ftp://ftp.sra.ebi.ac.uk/vol1/fastq/SRR129/002/SRR1295542/SRR1295542_2.fastq.gz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A18525</text:p>
          </table:table-cell>
          <table:table-cell office:value-type="string" calcext:value-type="string">
            <text:p>SRR1295539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ftp://ftp.sra.ebi.ac.uk/vol1/fastq/SRR129/009/SRR1295539/SRR1295539_1.fastq.gz</text:p>
          </table:table-cell>
          <table:table-cell office:value-type="string" calcext:value-type="string">
            <text:p>ftp://ftp.sra.ebi.ac.uk/vol1/fastq/SRR129/009/SRR1295539/SRR1295539_2.fastq.gz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HG00268</text:p>
          </table:table-cell>
          <table:table-cell office:value-type="string" calcext:value-type="string">
            <text:p>SRR1291262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tp://ftp.sra.ebi.ac.uk/vol1/fastq/SRR129/002/SRR1291262/SRR1291262_1.fastq.gz</text:p>
          </table:table-cell>
          <table:table-cell office:value-type="string" calcext:value-type="string">
            <text:p>ftp://ftp.sra.ebi.ac.uk/vol1/fastq/SRR129/002/SRR1291262/SRR1291262_2.fastq.gz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G00731_pcr</text:p>
          </table:table-cell>
          <table:table-cell table:style-name="ce5" office:value-type="string" calcext:value-type="string">
            <text:p>HG00731</text:p>
          </table:table-cell>
          <table:table-cell table:style-name="ce5" office:value-type="string" calcext:value-type="string">
            <text:p>ERR903028</text:p>
          </table:table-cell>
          <table:table-cell table:style-name="ce5" office:value-type="string" calcext:value-type="string">
            <text:p>PUR</text:p>
          </table:table-cell>
          <table:table-cell table:style-name="ce5" office:value-type="string" calcext:value-type="string">
            <text:p>ftp://ftp.sra.ebi.ac.uk/vol1/fastq/ERR903/ERR903028/ERR903028_1.fastq.gz</text:p>
          </table:table-cell>
          <table:table-cell table:style-name="ce5" office:value-type="string" calcext:value-type="string">
            <text:p>ftp://ftp.sra.ebi.ac.uk/vol1/fastq/ERR903/ERR903028/ERR903028_2.fastq.gz</text:p>
          </table:table-cell>
          <table:table-cell table:style-name="ce5" table:number-columns-repeated="1018"/>
        </table:table-row>
        <table:table-row table:style-name="ro1">
          <table:table-cell table:number-columns-repeated="2" office:value-type="string" calcext:value-type="string">
            <text:p>HG00096</text:p>
          </table:table-cell>
          <table:table-cell office:value-type="string" calcext:value-type="string">
            <text:p>SRR1291026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ftp://ftp.sra.ebi.ac.uk/vol1/fastq/SRR129/006/SRR1291026/SRR1291026_1.fastq.gz</text:p>
          </table:table-cell>
          <table:table-cell office:value-type="string" calcext:value-type="string">
            <text:p>ftp://ftp.sra.ebi.ac.uk/vol1/fastq/SRR129/006/SRR1291026/SRR1291026_2.fastq.gz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A19017</text:p>
          </table:table-cell>
          <table:table-cell office:value-type="string" calcext:value-type="string">
            <text:p>SRR1295544</text:p>
          </table:table-cell>
          <table:table-cell office:value-type="string" calcext:value-type="string">
            <text:p>LWK</text:p>
          </table:table-cell>
          <table:table-cell office:value-type="string" calcext:value-type="string">
            <text:p>ftp://ftp.sra.ebi.ac.uk/vol1/fastq/SRR129/004/SRR1295544/SRR1295544_1.fastq.gz</text:p>
          </table:table-cell>
          <table:table-cell office:value-type="string" calcext:value-type="string">
            <text:p>ftp://ftp.sra.ebi.ac.uk/vol1/fastq/SRR129/004/SRR1295544/SRR1295544_2.fastq.g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22:50.450600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10:24.794350437</meta:creation-date>
    <dc:date>2017-01-12T15:28:03.346481654</dc:date>
    <meta:editing-duration>PT3H50M15S</meta:editing-duration>
    <meta:editing-cycles>19</meta:editing-cycles>
    <meta:generator>LibreOffice/5.1.4.2$Linux_X86_64 LibreOffice_project/10m0$Build-2</meta:generator>
    <meta:document-statistic meta:table-count="2" meta:cell-count="222" meta:object-count="0"/>
  </office:meta>
</office:document-meta>
</file>